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Bold" svg:font-family="'Arial Bold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181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8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6252in" fo:break-before="auto" style:use-optimal-row-height="fals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0138in solid #cccccc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 Bold" fo:font-size="9pt" fo:font-style="normal" fo:text-shadow="none" style:text-underline-style="none" fo:font-weight="normal" style:font-size-asian="9pt" style:font-style-asian="normal" style:font-weight-asian="normal" style:font-name-complex="Arial Bold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138in solid #cccccc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 Bold" fo:font-size="9pt" fo:font-style="normal" fo:text-shadow="none" style:text-underline-style="none" fo:font-weight="normal" style:font-size-asian="9pt" style:font-style-asian="normal" style:font-weight-asian="normal" style:font-name-complex="Arial Bold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3b3b3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>
      <style:table-cell-properties fo:background-color="#b3b3b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6" table:default-cell-style-name="Default"/>
        <table:table-column table:style-name="co4" table:number-columns-repeated="983" table:default-cell-style-name="Default"/>
        <table:table-row table:style-name="ro1">
          <table:table-cell office:value-type="string">
            <text:p>PROVIDER_1 </text:p>
          </table:table-cell>
          <table:table-cell office:value-type="string">
            <text:p>SECT_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l_record_id_str</text:p>
          </table:table-cell>
          <table:table-cell office:value-type="string">
            <text:p>Profilo tecnico</text:p>
          </table:table-cell>
          <table:table-cell office:value-type="string">
            <text:p>contatore</text:p>
          </table:table-cell>
          <table:table-cell office:value-type="string">
            <text:p>coeff tecnico</text:p>
          </table:table-cell>
          <table:table-cell office:value-type="string">
            <text:p>veh_make_str</text:p>
          </table:table-cell>
          <table:table-cell office:value-type="string">
            <text:p>pol_matriculation_date_str</text:p>
          </table:table-cell>
          <table:table-cell office:value-type="string">
            <text:p>veh_model_str</text:p>
          </table:table-cell>
          <table:table-cell office:value-type="string">
            <text:p>veh_set_up_str</text:p>
          </table:table-cell>
          <table:table-cell office:value-type="string">
            <text:p>veh_fuel_str</text:p>
          </table:table-cell>
          <table:table-cell office:value-type="string">
            <text:p>CV fiscali</text:p>
          </table:table-cell>
          <table:table-cell office:value-type="string">
            <text:p>cilindrata</text:p>
          </table:table-cell>
          <table:table-cell office:value-type="string">
            <text:p>veh_kw_num</text:p>
          </table:table-cell>
          <table:table-cell office:value-type="string">
            <text:p>veh_habitual_vehicle_use_str</text:p>
          </table:table-cell>
          <table:table-cell office:value-type="string">
            <text:p>driv_driver_sex_str</text:p>
          </table:table-cell>
          <table:table-cell office:value-type="string">
            <text:p>pol_residence_province_str</text:p>
          </table:table-cell>
          <table:table-cell office:value-type="string">
            <text:p>UrbanRural</text:p>
          </table:table-cell>
          <table:table-cell office:value-type="string">
            <text:p>pol_residence_str</text:p>
          </table:table-cell>
          <table:table-cell office:value-type="string">
            <text:p>pol_driver_zip_code_str</text:p>
          </table:table-cell>
          <table:table-cell office:value-type="string">
            <text:p>driv_citizenship_str</text:p>
          </table:table-cell>
          <table:table-cell office:value-type="string">
            <text:p>driv_job_str</text:p>
          </table:table-cell>
          <table:table-cell office:value-type="string">
            <text:p>pol_insurance_situation_str</text:p>
          </table:table-cell>
          <table:table-cell office:value-type="string">
            <text:p>pol_bersani_str</text:p>
          </table:table-cell>
          <table:table-cell office:value-type="string">
            <text:p>pol_BM_assigned_str</text:p>
          </table:table-cell>
          <table:table-cell office:value-type="string">
            <text:p>pol_nr_of_yrs_insured_in_the_last_5_yrs_str</text:p>
          </table:table-cell>
          <table:table-cell office:value-type="string">
            <text:p>pol_claims_total_number_str</text:p>
          </table:table-cell>
          <table:table-cell office:value-type="string">
            <text:p>pol_nr_of_paid_claims_this_yr_str</text:p>
          </table:table-cell>
          <table:table-cell office:value-type="string">
            <text:p>pol_driver_less_than_26_yrs_str</text:p>
          </table:table-cell>
          <table:table-cell office:value-type="string">
            <text:p>pol_instalment_str</text:p>
          </table:table-cell>
          <table:table-cell office:value-type="string">
            <text:p>pol_public_liability_indemnity_limit_str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mpagnia</text:p>
          </table:table-cell>
          <table:table-cell table:style-name="ce3" office:value-type="string">
            <text:p>Numero profilo</text:p>
          </table:table-cell>
          <table:table-cell table:style-name="ce3" office:value-type="string">
            <text:p>Data decorrenza polizza</text:p>
          </table:table-cell>
          <table:table-cell table:style-name="ce3" office:value-type="string">
            <text:p>Marca veicolo</text:p>
          </table:table-cell>
          <table:table-cell table:style-name="ce3" office:value-type="string">
            <text:p>Età veicolo (anni)</text:p>
          </table:table-cell>
          <table:table-cell table:style-name="ce3" office:value-type="string">
            <text:p>Alimentazione</text:p>
          </table:table-cell>
          <table:table-cell table:style-name="ce3" office:value-type="string">
            <text:p>KW</text:p>
          </table:table-cell>
          <table:table-cell table:style-name="ce3" office:value-type="string">
            <text:p>CV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Modello</text:p>
          </table:table-cell>
          <table:table-cell table:style-name="ce3" office:value-type="string">
            <text:p>Allestimento</text:p>
          </table:table-cell>
          <table:table-cell table:style-name="ce3" office:value-type="string">
            <text:p>ABS</text:p>
          </table:table-cell>
          <table:table-cell table:style-name="ce3" office:value-type="string">
            <text:p>Airbag</text:p>
          </table:table-cell>
          <table:table-cell table:style-name="ce3" office:value-type="string">
            <text:p>Tipologia contraente</text:p>
          </table:table-cell>
          <table:table-cell table:style-name="ce3" office:value-type="string">
            <text:p>Sesso Contraente</text:p>
          </table:table-cell>
          <table:table-cell table:style-name="ce3" office:value-type="string">
            <text:p>Eta contraente</text:p>
          </table:table-cell>
          <table:table-cell table:style-name="ce3" office:value-type="string">
            <text:p>Provincia di residenza contraente </text:p>
          </table:table-cell>
          <table:table-cell table:style-name="ce3" office:value-type="string">
            <text:p>CAP Residenza contraente</text:p>
          </table:table-cell>
          <table:table-cell table:style-name="ce3" office:value-type="string">
            <text:p>Comune di Residenza contraente</text:p>
          </table:table-cell>
          <table:table-cell table:style-name="ce3" office:value-type="string">
            <text:p>Anni patente contraente</text:p>
          </table:table-cell>
          <table:table-cell table:style-name="ce3" office:value-type="string">
            <text:p>Professione contraente</text:p>
          </table:table-cell>
          <table:table-cell table:style-name="ce3" office:value-type="string">
            <text:p>Sesso conducente</text:p>
          </table:table-cell>
          <table:table-cell table:style-name="ce3" office:value-type="string">
            <text:p>Eta conducente</text:p>
          </table:table-cell>
          <table:table-cell table:style-name="ce3" office:value-type="string">
            <text:p>Provincia di residenza conducente </text:p>
          </table:table-cell>
          <table:table-cell table:style-name="ce3" office:value-type="string">
            <text:p>CAP Residenza conducente</text:p>
          </table:table-cell>
          <table:table-cell table:style-name="ce3" office:value-type="string">
            <text:p>Comune residenza conducente</text:p>
          </table:table-cell>
          <table:table-cell table:style-name="ce3" office:value-type="string">
            <text:p>Situazione assicurativa</text:p>
          </table:table-cell>
          <table:table-cell table:style-name="ce3" office:value-type="string">
            <text:p>Bersani</text:p>
          </table:table-cell>
          <table:table-cell table:style-name="ce3" office:value-type="string">
            <text:p>Conducenti &lt; 26 anni</text:p>
          </table:table-cell>
          <table:table-cell table:style-name="ce3" office:value-type="string">
            <text:p>Tipo Tariffa</text:p>
          </table:table-cell>
          <table:table-cell table:style-name="ce3" office:value-type="string">
            <text:p>B/M</text:p>
          </table:table-cell>
          <table:table-cell table:style-name="ce3" office:value-type="string">
            <text:p>numero sinistri anno corrente</text:p>
          </table:table-cell>
          <table:table-cell table:style-name="ce3" office:value-type="string">
            <text:p>numero sinistri anno corrente - 1</text:p>
          </table:table-cell>
          <table:table-cell table:style-name="ce3" office:value-type="string">
            <text:p>numero sinistri anno corrente - 2 </text:p>
          </table:table-cell>
          <table:table-cell table:style-name="ce3" office:value-type="string">
            <text:p>numero sinistri anno corrente - 3</text:p>
          </table:table-cell>
          <table:table-cell table:style-name="ce3" office:value-type="string">
            <text:p>numero sinistri anno corrente - 4</text:p>
          </table:table-cell>
          <table:table-cell table:style-name="ce3" office:value-type="string">
            <text:p>numero sinistri anno corrente - 5 </text:p>
          </table:table-cell>
          <table:table-cell table:style-name="ce3" office:value-type="string">
            <text:p>numero sinistri totali</text:p>
          </table:table-cell>
          <table:table-cell table:style-name="ce3" office:value-type="string">
            <text:p>Tipo guida</text:p>
          </table:table-cell>
          <table:table-cell table:style-name="ce3" office:value-type="string">
            <text:p>Franchigia</text:p>
          </table:table-cell>
          <table:table-cell table:style-name="ce3" office:value-type="string">
            <text:p>Massimale</text:p>
          </table:table-cell>
          <table:table-cell table:style-name="ce5" table:number-columns-repeated="216"/>
          <table:table-cell table:style-name="ce6" table:number-columns-repeated="767"/>
        </table:table-row>
        <table:table-row table:style-name="ro3">
          <table:table-cell table:style-name="ce2" office:value-type="string">
            <text:p><text:s/>pol_provider_company_id_str <text:s text:c="2"/></text:p>
          </table:table-cell>
          <table:table-cell table:style-name="ce2" office:value-type="string">
            <text:p><text:s text:c="8"/>pol_record_id_str </text:p>
          </table:table-cell>
          <table:table-cell table:style-name="ce2" office:value-type="string">
            <text:p><text:s text:c="8"/>pol_policy_starting_date_str </text:p>
          </table:table-cell>
          <table:table-cell table:style-name="ce2" office:value-type="string">
            <text:p><text:s text:c="8"/>veh_make_str </text:p>
          </table:table-cell>
          <table:table-cell table:style-name="ce2" office:value-type="string">
            <text:p><text:s text:c="8"/>pol_matriculation_date_str </text:p>
          </table:table-cell>
          <table:table-cell table:style-name="ce2" office:value-type="string">
            <text:p><text:s text:c="8"/>veh_fuel_str </text:p>
          </table:table-cell>
          <table:table-cell table:style-name="ce2" office:value-type="string">
            <text:p><text:s text:c="8"/>veh_kw_str </text:p>
          </table:table-cell>
          <table:table-cell table:style-name="ce2" office:value-type="string">
            <text:p><text:s text:c="8"/>veh_cv_str <text:s/></text:p>
          </table:table-cell>
          <table:table-cell table:style-name="ce2" office:value-type="string">
            <text:p><text:s text:c="8"/>veh_capacity_str <text:s/></text:p>
          </table:table-cell>
          <table:table-cell table:style-name="ce2" office:value-type="string">
            <text:p><text:s text:c="8"/>veh_model_str </text:p>
          </table:table-cell>
          <table:table-cell table:style-name="ce2" office:value-type="string">
            <text:p><text:s text:c="8"/>veh_set_up_str </text:p>
          </table:table-cell>
          <table:table-cell table:style-name="ce2" office:value-type="string">
            <text:p><text:s text:c="8"/>veh_abs_str </text:p>
          </table:table-cell>
          <table:table-cell table:style-name="ce2" office:value-type="string">
            <text:p><text:s text:c="8"/>veh_airbag_str </text:p>
          </table:table-cell>
          <table:table-cell table:style-name="ce2" office:value-type="string">
            <text:p><text:s text:c="8"/>pol_client_type_str </text:p>
          </table:table-cell>
          <table:table-cell table:style-name="ce2" office:value-type="string">
            <text:p><text:s text:c="8"/>own_owner_sex_str </text:p>
          </table:table-cell>
          <table:table-cell table:style-name="ce2" office:value-type="string">
            <text:p><text:s text:c="8"/>own_birth_date_str </text:p>
          </table:table-cell>
          <table:table-cell table:style-name="ce2" office:value-type="string">
            <text:p><text:s text:c="8"/>own_owner_residence_province_str <text:s text:c="4"/></text:p>
          </table:table-cell>
          <table:table-cell table:style-name="ce2" office:value-type="string">
            <text:p><text:s text:c="8"/>own_owner_zip_code_str </text:p>
          </table:table-cell>
          <table:table-cell table:style-name="ce2" office:value-type="string">
            <text:p><text:s text:c="8"/>own_owner_residence_str <text:s text:c="3"/></text:p>
          </table:table-cell>
          <table:table-cell table:style-name="ce2" office:value-type="string">
            <text:p><text:s text:c="8"/>driv_driving_license_yrs_str </text:p>
          </table:table-cell>
          <table:table-cell table:style-name="ce2" office:value-type="string">
            <text:p><text:s text:c="8"/>driv_job_str </text:p>
          </table:table-cell>
          <table:table-cell table:style-name="ce2" office:value-type="string">
            <text:p><text:s text:c="8"/>driv_driver_sex_str </text:p>
          </table:table-cell>
          <table:table-cell table:style-name="ce2" office:value-type="string">
            <text:p><text:s text:c="8"/>pol_birth_date_str </text:p>
          </table:table-cell>
          <table:table-cell table:style-name="ce2" office:value-type="string">
            <text:p><text:s text:c="8"/>pol_residence_province_str </text:p>
          </table:table-cell>
          <table:table-cell table:style-name="ce2" office:value-type="string">
            <text:p><text:s text:c="8"/>pol_driver_zip_code_str </text:p>
          </table:table-cell>
          <table:table-cell table:style-name="ce2" office:value-type="string">
            <text:p><text:s text:c="8"/>pol_residence_str </text:p>
          </table:table-cell>
          <table:table-cell table:style-name="ce2" office:value-type="string">
            <text:p><text:s text:c="8"/>pol_insurance_situation_str </text:p>
          </table:table-cell>
          <table:table-cell table:style-name="ce2" office:value-type="string">
            <text:p><text:s text:c="8"/>pol_bersani_str </text:p>
          </table:table-cell>
          <table:table-cell table:style-name="ce2" office:value-type="string">
            <text:p><text:s text:c="8"/>pol_driver_less_than_26_yrs_str </text:p>
          </table:table-cell>
          <table:table-cell table:style-name="ce2" office:value-type="string">
            <text:p><text:s text:c="8"/>pol_quotation_str </text:p>
          </table:table-cell>
          <table:table-cell table:style-name="ce2" office:value-type="string">
            <text:p><text:s text:c="8"/>pol_BM_assigned_str </text:p>
          </table:table-cell>
          <table:table-cell table:style-name="ce2" office:value-type="string">
            <text:p><text:s text:c="8"/>pol_nr_of_paid_claims_this_yr_str </text:p>
          </table:table-cell>
          <table:table-cell table:style-name="ce2" office:value-type="string">
            <text:p><text:s text:c="8"/>pol_nr_of_paid_claims_1_yr_str </text:p>
          </table:table-cell>
          <table:table-cell table:style-name="ce2" office:value-type="string">
            <text:p><text:s text:c="8"/>pol_nr_of_paid_claims_2_yr_str </text:p>
          </table:table-cell>
          <table:table-cell table:style-name="ce2" office:value-type="string">
            <text:p><text:s text:c="8"/>pol_nr_of_paid_claims_3_yr_str </text:p>
          </table:table-cell>
          <table:table-cell table:style-name="ce2" office:value-type="string">
            <text:p><text:s text:c="8"/>pol_nr_of_paid_claims_4_yr_str </text:p>
          </table:table-cell>
          <table:table-cell table:style-name="ce2" office:value-type="string">
            <text:p><text:s text:c="8"/>pol_nr_of_paid_claims_5_yr_str </text:p>
          </table:table-cell>
          <table:table-cell table:style-name="ce2" office:value-type="string">
            <text:p><text:s text:c="8"/>pol_claims_total_number_str </text:p>
          </table:table-cell>
          <table:table-cell table:style-name="ce2" office:value-type="string">
            <text:p><text:s text:c="8"/>pol_driving_type_str </text:p>
          </table:table-cell>
          <table:table-cell table:style-name="ce2" office:value-type="string">
            <text:p><text:s text:c="8"/>pol_public_liability_exemption_str </text:p>
          </table:table-cell>
          <table:table-cell table:style-name="ce2" office:value-type="string">
            <text:p><text:s text:c="8"/>pol_public_liability_indemnity_limit_str </text:p>
          </table:table-cell>
          <table:table-cell table:style-name="ce2" table:number-columns-repeated="983"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12"/>
          <table:table-cell/>
          <table:table-cell table:style-name="ce2" table:number-columns-repeated="1008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ROVIDER_2</text:p>
          </table:table-cell>
          <table:table-cell office:value-type="string">
            <text:p>SECT_4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<text:s/>pol_provider_company_id_str <text:s text:c="2"/>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record_id_str </text:p>
          </table:table-cell>
          <table:table-cell office:value-type="string">
            <text:p>ARCHAR(32) NOT NULL,</text:p>
          </table:table-cell>
        </table:table-row>
        <table:table-row table:style-name="ro1">
          <table:table-cell office:value-type="string">
            <text:p><text:s text:c="8"/>pol_policy_starting_dat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mak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matriculation_dat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fuel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kw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cv_str <text:s/>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capacity_str <text:s/>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model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set_up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abs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veh_airbag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client_typ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own_owner_sex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own_birth_dat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own_owner_residence_province_str <text:s text:c="4"/>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own_owner_zip_cod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own_owner_residence_str <text:s text:c="3"/>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driv_driving_license_yrs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driv_job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driv_driver_sex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birth_dat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residence_provinc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driver_zip_cod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residenc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insurance_situation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bersani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driver_less_than_26_yrs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quotation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BM_assigned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nr_of_paid_claims_this_y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nr_of_paid_claims_1_y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nr_of_paid_claims_2_y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nr_of_paid_claims_3_y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nr_of_paid_claims_4_y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nr_of_paid_claims_5_y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claims_total_number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driving_type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public_liability_exemption_str </text:p>
          </table:table-cell>
          <table:table-cell office:value-type="string">
            <text:p>ARCHAR(128),</text:p>
          </table:table-cell>
        </table:table-row>
        <table:table-row table:style-name="ro1">
          <table:table-cell office:value-type="string">
            <text:p><text:s text:c="8"/>pol_public_liability_indemnity_limit_str </text:p>
          </table:table-cell>
          <table:table-cell office:value-type="string">
            <text:p>ARCHAR(128)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old" svg:font-family="'Arial Bold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-€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-€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-€ 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P1" style:volatile="true">
      <number:text>-</number:text>
      <number:number number:decimal-places="1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integer-digits="1"/>
      <number:text>%</number:text>
    </number:percentage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 </number:text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scientific-number number:decimal-places="1" number:min-integer-digits="3" number:min-exponent-digits="1"/>
    </number:number-style>
    <number:number-style style:name="N160P0" style:volatile="true">
      <number:text>€ </number:text>
      <number:number number:decimal-places="0" number:min-integer-digits="1" number:grouping="true"/>
    </number:number-style>
    <number:number-style style:name="N160">
      <number:text>-€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0" number:min-integer-digits="1" number:grouping="true"/>
    </number:number-style>
    <number:number-style style:name="N161">
      <style:text-properties fo:color="#ff0000"/>
      <number:text>-€ 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2" number:min-integer-digits="1" number:grouping="true"/>
    </number:number-style>
    <number:number-style style:name="N163">
      <style:text-properties fo:color="#ff0000"/>
      <number:text>-€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 € </number:text>
      <number:number number:decimal-places="0" number:min-integer-digits="1" number:grouping="true"/>
      <number:text> </number:text>
    </number:number-style>
    <number:number-style style:name="N164P1" style:volatile="true">
      <number:text>-€ </number:text>
      <number:number number:decimal-places="0" number:min-integer-digits="1" number:grouping="true"/>
      <number:text> </number:text>
    </number:number-style>
    <number:number-style style:name="N164P2" style:volatile="true">
      <number:text> € 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€ </number:text>
      <number:number number:decimal-places="2" number:min-integer-digits="1" number:grouping="true"/>
      <number:text> </number:text>
    </number:number-style>
    <number:number-style style:name="N165P1" style:volatile="true">
      <number:text>-€ </number:text>
      <number:number number:decimal-places="2" number:min-integer-digits="1" number:grouping="true"/>
      <number:text> </number:text>
    </number:number-style>
    <number:number-style style:name="N165P2" style:volatile="true">
      <number:text> € -</number:text>
      <number:number number: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month number:textual="true"/>
      <number:text>-</number:text>
      <number:year number:style="long"/>
    </number:date-style>
    <number:date-style style:name="N167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6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68">
      <number:text-content/>
      <style:map style:condition="value()&gt;=0" style:apply-style-name="N168P0"/>
    </number:text-style>
    <number:date-style style:name="N16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7P0"/>
    </number:number-style>
    <number:number-style style:name="N5138P0" style:volatile="true" number:language="en" number:country="US">
      <number:number number:decimal-places="0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8P0"/>
    </number:number-style>
    <number:number-style style:name="N5139P0" style:volatile="true" number:language="en" number:country="US">
      <number:number number:decimal-places="2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18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5T15:51:04</meta:creation-date>
    <dc:date>2010-03-17T18:03:06</dc:date>
    <meta:editing-duration>PT02H08M52S</meta:editing-duration>
    <meta:editing-cycles>6</meta:editing-cycles>
    <meta:generator>OpenOffice.org/3.0$Unix OpenOffice.org_project/300m15$Build-9379</meta:generator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